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5in" fo:margin-right="0.5in" fo:text-align="center" style:justify-single-word="false" fo:text-indent="0in" style:auto-text-indent="false" style:page-number="auto" fo:background-color="transparent"/>
      <style:text-properties fo:font-size="28pt" officeooo:rsid="000c5fee" officeooo:paragraph-rsid="000c5fee" style:font-size-asian="28pt" style:language-asian="ja" style:country-asian="JP" style:font-size-complex="28pt"/>
    </style:style>
    <style:style style:name="P2" style:family="paragraph" style:parent-style-name="Standard">
      <loext:graphic-properties draw:fill="none"/>
      <style:paragraph-properties fo:margin-left="0.5in" fo:margin-right="0.5in" fo:text-align="center" style:justify-single-word="false" fo:text-indent="0in" style:auto-text-indent="false" fo:background-color="transparent"/>
      <style:text-properties fo:color="#ff3838" loext:opacity="100%" fo:font-size="40pt" style:text-underline-style="solid" style:text-underline-width="auto" style:text-underline-color="font-color" officeooo:rsid="000c5fee" officeooo:paragraph-rsid="000c5fee" style:font-size-asian="40pt" style:language-asian="ja" style:country-asian="JP" style:font-size-complex="40pt"/>
    </style:style>
    <style:style style:name="P3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officeooo:paragraph-rsid="00136f1f"/>
    </style:style>
    <style:style style:name="P4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0e3f3d" officeooo:paragraph-rsid="000e3f3d" style:font-size-asian="32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officeooo:rsid="001376c3" officeooo:paragraph-rsid="001376c3"/>
    </style:style>
    <style:style style:name="T1" style:family="text">
      <style:text-properties fo:font-size="32pt" style:font-size-asian="32pt" style:language-asian="ja" style:country-asian="JP" style:font-size-complex="32pt"/>
    </style:style>
    <style:style style:name="T2" style:family="text">
      <style:text-properties fo:font-size="32pt" officeooo:rsid="000e3f3d" style:font-size-asian="32pt" style:language-asian="ja" style:country-asian="JP" style:font-size-complex="32pt"/>
    </style:style>
    <style:style style:name="T3" style:family="text">
      <style:text-properties officeooo:rsid="0011b78b"/>
    </style:style>
    <style:style style:name="T4" style:family="text">
      <style:text-properties officeooo:rsid="001376c3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LPT N5 Reading: John’s Diary #<text:span text:style-name="T4">3</text:span></text:p>
      <text:p text:style-name="P4"/>
      <text:p text:style-name="P5"><text:ruby text:style-name="Ru1"><text:ruby-base><text:span text:style-name="T2">今日</text:span></text:ruby-base><text:ruby-text>きょう</text:ruby-text></text:ruby><text:span text:style-name="T2">は、</text:span><text:ruby text:style-name="Ru1"><text:ruby-base><text:span text:style-name="T2">学校</text:span></text:ruby-base><text:ruby-text>がっこう</text:ruby-text></text:ruby><text:span text:style-name="T2">に</text:span><text:ruby text:style-name="Ru1"><text:ruby-base><text:span text:style-name="T2">遅刻</text:span></text:ruby-base><text:ruby-text>ちこく</text:ruby-text></text:ruby><text:span text:style-name="T2">しました。</text:span></text:p>
      <text:p text:style-name="P5"><text:ruby text:style-name="Ru1"><text:ruby-base><text:span text:style-name="T2">朝</text:span></text:ruby-base><text:ruby-text>あさ</text:ruby-text></text:ruby><text:ruby text:style-name="Ru1"><text:ruby-base><text:span text:style-name="T2">起</text:span></text:ruby-base><text:ruby-text>お</text:ruby-text></text:ruby><text:span text:style-name="T2">きるのが</text:span><text:ruby text:style-name="Ru1"><text:ruby-base><text:span text:style-name="T2">少</text:span></text:ruby-base><text:ruby-text>すこ</text:ruby-text></text:ruby><text:span text:style-name="T2">し</text:span><text:ruby text:style-name="Ru1"><text:ruby-base><text:span text:style-name="T2">遅</text:span></text:ruby-base><text:ruby-text>ち</text:ruby-text></text:ruby><text:span text:style-name="T2">かったので、バスに</text:span><text:ruby text:style-name="Ru1"><text:ruby-base><text:span text:style-name="T2">乗</text:span></text:ruby-base><text:ruby-text>の</text:ruby-text></text:ruby><text:span text:style-name="T2">れませんでした。</text:span></text:p>
      <text:p text:style-name="P5"><text:ruby text:style-name="Ru1"><text:ruby-base><text:span text:style-name="T2">先生</text:span></text:ruby-base><text:ruby-text>せんせい</text:ruby-text></text:ruby><text:span text:style-name="T2">に</text:span><text:ruby text:style-name="Ru1"><text:ruby-base><text:span text:style-name="T2">怒</text:span></text:ruby-base><text:ruby-text>おこ</text:ruby-text></text:ruby><text:span text:style-name="T2">られました。</text:span></text:p>
      <text:p text:style-name="P5"><text:ruby text:style-name="Ru1"><text:ruby-base><text:span text:style-name="T2">明日</text:span></text:ruby-base><text:ruby-text>あした</text:ruby-text></text:ruby><text:span text:style-name="T2">は、</text:span><text:ruby text:style-name="Ru1"><text:ruby-base><text:span text:style-name="T2">目覚</text:span></text:ruby-base><text:ruby-text>めざ</text:ruby-text></text:ruby><text:span text:style-name="T2">まし</text:span><text:ruby text:style-name="Ru1"><text:ruby-base><text:span text:style-name="T2">時計</text:span></text:ruby-base><text:ruby-text>どけい</text:ruby-text></text:ruby><text:span text:style-name="T2">を</text:span><text:ruby text:style-name="Ru1"><text:ruby-base><text:span text:style-name="T2">使</text:span></text:ruby-base><text:ruby-text>つか</text:ruby-text></text:ruby><text:span text:style-name="T2">います。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f10d0c" loext:opacity="100%" style:text-position="sub 58%" fo:font-size="6pt" style:text-underline-style="none" fo:background-color="#333333" style:font-size-asian="32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1:56:18.912342447</meta:creation-date>
    <dc:date>2024-01-21T17:05:22.059853647</dc:date>
    <meta:editing-duration>PT1H40M8S</meta:editing-duration>
    <meta:editing-cycles>7</meta:editing-cycles>
    <meta:generator>LibreOffice/7.5.9.2$Linux_X86_64 LibreOffice_project/50$Build-2</meta:generator>
    <meta:document-statistic meta:table-count="0" meta:image-count="0" meta:object-count="0" meta:page-count="1" meta:paragraph-count="5" meta:word-count="73" meta:character-count="99" meta:non-whitespace-character-count="94"/>
  </office:meta>
</office:document-meta>
</file>